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24" style:family="table-cell" style:parent-style-name="Default" style:data-style-name="N99"/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Determined.C9"/>
      <style:map style:condition="cell-content()&gt;[$Determined.$S$3]" style:apply-style-name="Accent" style:base-cell-address="Determined.C9"/>
      <style:map style:condition="cell-content()=0" style:apply-style-name="Accent" style:base-cell-address="Determined.C9"/>
    </style:style>
    <style:style style:name="ce27" style:family="table-cell" style:parent-style-name="Default" style:data-style-name="N132">
      <style:table-cell-properties fo:border-bottom="none" fo:border-left="none" fo:border-right="0.06pt solid #000000" fo:border-top="none"/>
      <style:map style:condition="cell-content()&lt;[$Determined.$Q$4]" style:apply-style-name="Warning" style:base-cell-address="Determined.E9"/>
      <style:map style:condition="cell-content()&gt;[$Determined.$S$4]" style:apply-style-name="Warning" style:base-cell-address="Determined.E9"/>
    </style:style>
    <style:style style:name="ce1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  <style:text-properties fo:color="#000000"/>
    </style:style>
    <style:style style:name="ce2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Determined.H11"/>
    </style:style>
    <style:style style:name="ce4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lt;[$Determined.$Q$5]" style:apply-style-name="Warning" style:base-cell-address="Determined.S5"/>
      <style:map style:condition="cell-content()&gt;[$Determined.$S$5]" style:apply-style-name="Warning" style:base-cell-address="Determined.S5"/>
      <style:map style:condition="cell-content()=0" style:apply-style-name="Accent" style:base-cell-address="Determined.S5"/>
    </style:style>
    <style:style style:name="ce40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Naive'.C9"/>
      <style:map style:condition="cell-content()&gt;[$Determined.$S$3]" style:apply-style-name="Accent" style:base-cell-address="'Robust Naive'.C9"/>
      <style:map style:condition="cell-content()=0" style:apply-style-name="Accent" style:base-cell-address="'Robust Naive'.C9"/>
    </style:style>
    <style:style style:name="ce41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Naive'.E9"/>
      <style:map style:condition="cell-content()&gt;[$Determined.$S$4]" style:apply-style-name="Warning" style:base-cell-address="'Robust Naive'.E9"/>
    </style:style>
    <style:style style:name="ce42" style:family="table-cell" style:parent-style-name="Default" style:data-style-name="N131">
      <style:table-cell-properties fo:border-bottom="none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Naive'.H11"/>
    </style:style>
    <style:style style:name="ce44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6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Lexico'.C9"/>
      <style:map style:condition="cell-content()&gt;[$Determined.$S$3]" style:apply-style-name="Accent" style:base-cell-address="'Robust Lexico'.C9"/>
      <style:map style:condition="cell-content()=0" style:apply-style-name="Accent" style:base-cell-address="'Robust Lexico'.C9"/>
    </style:style>
    <style:style style:name="ce47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Lexico'.E9"/>
      <style:map style:condition="cell-content()&gt;[$Determined.$S$4]" style:apply-style-name="Warning" style:base-cell-address="'Robust Lexico'.E9"/>
    </style:style>
    <style:style style:name="ce48" style:family="table-cell" style:parent-style-name="Default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Lexico'.H11"/>
    </style:style>
    <style:style style:name="ce49" style:family="table-cell" style:parent-style-name="Default" style:data-style-name="N131">
      <style:table-cell-properties fo:border-bottom="0.06pt solid #000000" fo:border-left="none" fo:border-right="none" fo:border-top="0.06pt solid #000000"/>
    </style:style>
    <style:style style:name="ce50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3]" style:apply-style-name="Warning" style:base-cell-address="'Robust Robust'.C9"/>
      <style:map style:condition="cell-content()&gt;[$Determined.$S$3]" style:apply-style-name="Accent" style:base-cell-address="'Robust Robust'.C9"/>
      <style:map style:condition="cell-content()=0" style:apply-style-name="Accent" style:base-cell-address="'Robust Robust'.C9"/>
    </style:style>
    <style:style style:name="ce51" style:family="table-cell" style:parent-style-name="Default" style:data-style-name="N131">
      <style:table-cell-properties fo:border-bottom="none" fo:border-left="none" fo:border-right="0.06pt solid #000000" fo:border-top="none"/>
      <style:map style:condition="cell-content()&lt;[$Determined.$Q$4]" style:apply-style-name="Warning" style:base-cell-address="'Robust Robust'.E9"/>
      <style:map style:condition="cell-content()&gt;[$Determined.$S$4]" style:apply-style-name="Warning" style:base-cell-address="'Robust Robust'.E9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[$Determined.$J$11]" style:apply-style-name="Warning" style:base-cell-address="'Robust Robust'.H11"/>
    </style:style>
  </office:automatic-styles>
  <office:body>
    <office:spreadsheet>
      <table:calculation-settings table:automatic-find-labels="false" table:use-regular-expressions="false" table:use-wildcards="true"/>
      <table:table table:name="Determ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office:value-type="float" office:value="0.15" calcext:value-type="float">
            <text:p>0.15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08" calcext:value-type="float">
            <text:p>0.08</text:p>
          </table:table-cell>
          <table:table-cell table:style-name="ce10" office:value-type="float" office:value="0.14" calcext:value-type="float">
            <text:p>0.14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style-name="ce10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office:value-type="float" office:value="0.125" calcext:value-type="float">
            <text:p>0.12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7" calcext:value-type="float">
            <text:p>0.07</text:p>
          </table:table-cell>
          <table:table-cell table:style-name="ce11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990000" calcext:value-type="float">
            <text:p>990000</text:p>
          </table:table-cell>
          <table:table-cell/>
          <table:table-cell table:formula="of:=[.J15]*[.I11]" office:value-type="float" office:value="620000" calcext:value-type="float">
            <text:p>620000</text:p>
          </table:table-cell>
          <table:table-cell/>
          <table:table-cell table:formula="of:=[.I11]*[.J16]" office:value-type="float" office:value="2170000" calcext:value-type="float">
            <text:p>217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style-name="ce24" table:formula="of:=IF([.C9] &lt;[.Q3];&quot;SOTTO&quot;)" office:value-type="boolean" office:boolean-value="false" calcext:value-type="boolean">
            <text:p>FALSE</text:p>
          </table:table-cell>
          <table:table-cell table:style-name="ce26" table:formula="of:=[.B7]/[.B6]" office:value-type="float" office:value="0.0403064921951974" calcext:value-type="float">
            <text:p>0.0403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27" table:formula="of:=[.D7]/([.I11]*[.J11])" office:value-type="float" office:value="0.0101307189542484" calcext:value-type="float">
            <text:p>0.010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20" table:formula="of:=[.F7]/[.K5]" office:value-type="float" office:value="0.0321053410267791" calcext:value-type="float">
            <text:p>0.03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29.669195" calcext:value-type="float">
            <text:p>29.669195</text:p>
          </table:table-cell>
          <table:table-cell/>
          <table:table-cell table:formula="of:=([.M4]+([.N4]/[.I11])+([.J15]*(1+[.L4])))*(1+[.O4])" office:value-type="float" office:value="12.1417" calcext:value-type="float">
            <text:p>12.1417</text:p>
          </table:table-cell>
          <table:table-cell/>
          <table:table-cell table:formula="of:=([.M5]+([.N5]/[.I11])+([.J16]*(1+[.L5])))*(1+[.O5])" office:value-type="float" office:value="19.41225" calcext:value-type="float">
            <text:p>19.41225</text:p>
          </table:table-cell>
          <table:table-cell/>
          <table:table-cell table:style-name="ce13" table:formula="of:=[.B11]+[.D11]+[.F11]" office:value-type="float" office:value="61.223145" calcext:value-type="float">
            <text:p>61.22314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47500" calcext:value-type="float">
            <text:p>247500</text:p>
          </table:table-cell>
          <table:table-cell/>
          <table:table-cell table:formula="of:=[.D7]*[.L4]" office:value-type="float" office:value="186000" calcext:value-type="float">
            <text:p>186000</text:p>
          </table:table-cell>
          <table:table-cell/>
          <table:table-cell table:formula="of:=[.L5]*[.F7]" office:value-type="float" office:value="271250" calcext:value-type="float">
            <text:p>271250</text:p>
          </table:table-cell>
          <table:table-cell/>
          <table:table-cell table:style-name="ce4" table:formula="of:=([.F13]+[.D13]+[.B13])/([.B7]+[.D7]+[.F7])" office:value-type="percentage" office:value="0.186441798941799" calcext:value-type="percentage">
            <text:p>18.64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17" calcext:value-type="float">
            <text:p>2.17</text:p>
          </table:table-cell>
          <table:table-cell table:number-columns-repeated="9"/>
        </table:table-row>
        <table:table-row table:style-name="ro1" table:number-rows-repeated="1048559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Determined.S5:Determined.S5">
            <calcext:condition calcext:apply-style-name="Warning" calcext:value="&lt;[$Determined.$Q$5]" calcext:base-cell-address="Determined.S5"/>
            <calcext:condition calcext:apply-style-name="Warning" calcext:value="&gt;[$Determined.$S$5]" calcext:base-cell-address="Determined.S5"/>
            <calcext:condition calcext:apply-style-name="Accent" calcext:value="=0" calcext:base-cell-address="Determined.S5"/>
          </calcext:conditional-format>
          <calcext:conditional-format calcext:target-range-address="Determined.H11:Determined.H11">
            <calcext:condition calcext:apply-style-name="Warning" calcext:value="&lt;[$Determined.$J$11]" calcext:base-cell-address="Determined.H11"/>
          </calcext:conditional-format>
          <calcext:conditional-format calcext:target-range-address="Determined.C9:Determined.C9">
            <calcext:condition calcext:apply-style-name="Warning" calcext:value="&lt;[$Determined.$Q$3]" calcext:base-cell-address="Determined.C9"/>
            <calcext:condition calcext:apply-style-name="Accent" calcext:value="&gt;[$Determined.$S$3]" calcext:base-cell-address="Determined.C9"/>
            <calcext:condition calcext:apply-style-name="Accent" calcext:value="=0" calcext:base-cell-address="Determined.C9"/>
          </calcext:conditional-format>
          <calcext:conditional-format calcext:target-range-address="Determined.E9:Determined.E9">
            <calcext:condition calcext:apply-style-name="Warning" calcext:value="&lt;[$Determined.$Q$4]" calcext:base-cell-address="Determined.E9"/>
            <calcext:condition calcext:apply-style-name="Warning" calcext:value="&gt;[$Determined.$S$4]" calcext:base-cell-address="Determined.E9"/>
          </calcext:conditional-format>
        </calcext:conditional-formats>
      </table:table>
      <table:table table:name="Robust Na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14" table:formula="of:=[$Determined.Q3]*(1+[.L20])" office:value-type="float" office:value="0.046" calcext:value-type="float">
            <text:p>0.05</text:p>
          </table:table-cell>
          <table:table-cell table:style-name="ce14" table:formula="of:=[$Determined.R3]*(1+[.M20])" office:value-type="float" office:value="0.092" calcext:value-type="float">
            <text:p>0.09</text:p>
          </table:table-cell>
          <table:table-cell table:style-name="ce14" table:formula="of:=[$Determined.S3]*(1+[.N20])" office:value-type="float" office:value="0.161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14" table:formula="of:=[$Determined.Q4]*(1+[.L21])" office:value-type="float" office:value="0.0112" calcext:value-type="float">
            <text:p>0.01</text:p>
          </table:table-cell>
          <table:table-cell table:style-name="ce14" table:formula="of:=[$Determined.R4]*(1+[.M21])" office:value-type="float" office:value="0.0224" calcext:value-type="float">
            <text:p>0.02</text:p>
          </table:table-cell>
          <table:table-cell table:style-name="ce14" table:formula="of:=[$Determined.S4]*(1+[.N21])" office:value-type="float" office:value="0.056" calcext:value-type="float">
            <text:p>0.06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14" table:formula="of:=[$Determined.Q5]*(1+[.L22])" office:value-type="float" office:value="0.0242" calcext:value-type="float">
            <text:p>0.02</text:p>
          </table:table-cell>
          <table:table-cell table:style-name="ce14" table:formula="of:=[$Determined.R5]*(1+[.M22])" office:value-type="float" office:value="0.0847" calcext:value-type="float">
            <text:p>0.08</text:p>
          </table:table-cell>
          <table:table-cell table:style-name="ce14" table:formula="of:=[$Determined.S5]*(1+[.N22])" office:value-type="float" office:value="0.1694" calcext:value-type="float">
            <text:p>0.17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1000000" calcext:value-type="float">
            <text:p>1000000</text:p>
          </table:table-cell>
          <table:table-cell/>
          <table:table-cell table:formula="of:=[.J15]*[.I11]" office:value-type="float" office:value="2200000" calcext:value-type="float">
            <text:p>2200000</text:p>
          </table:table-cell>
          <table:table-cell/>
          <table:table-cell table:formula="of:=[.I11]*[.J16]" office:value-type="float" office:value="5100000" calcext:value-type="float">
            <text:p>510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)" office:value-type="string" office:string-value="SOTTO" calcext:value-type="string">
            <text:p>SOTTO</text:p>
          </table:table-cell>
          <table:table-cell table:style-name="ce40" table:formula="of:=[.B7]/[.B6]" office:value-type="float" office:value="0.0407136284799974" calcext:value-type="float">
            <text:p>0.0407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41" table:formula="of:=[.D7]/([.I11]*[.J11])" office:value-type="float" office:value="0.0359477124183006" calcext:value-type="float">
            <text:p>0.0359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754549489569463" calcext:value-type="float">
            <text:p>0.0755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1.6347675" calcext:value-type="float">
            <text:p>31.6347675</text:p>
          </table:table-cell>
          <table:table-cell/>
          <table:table-cell table:formula="of:=([.M4]+([.N4]/[.I11])+([.J15]*(1+[.L4])))*(1+[.O4])" office:value-type="float" office:value="14.2617" calcext:value-type="float">
            <text:p>14.2617</text:p>
          </table:table-cell>
          <table:table-cell/>
          <table:table-cell table:formula="of:=([.M5]+([.N5]/[.I11])+([.J16]*(1+[.L5])))*(1+[.O5])" office:value-type="float" office:value="22.836" calcext:value-type="float">
            <text:p>22.836</text:p>
          </table:table-cell>
          <table:table-cell/>
          <table:table-cell table:style-name="ce22" table:formula="of:=[.B11]+[.D11]+[.F11]" office:value-type="float" office:value="68.7324675" calcext:value-type="float">
            <text:p>68.732467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62500" calcext:value-type="float">
            <text:p>262500</text:p>
          </table:table-cell>
          <table:table-cell/>
          <table:table-cell table:formula="of:=[.D7]*[.L4]" office:value-type="float" office:value="726000" calcext:value-type="float">
            <text:p>726000</text:p>
          </table:table-cell>
          <table:table-cell/>
          <table:table-cell table:formula="of:=[.L5]*[.F7]" office:value-type="float" office:value="765000" calcext:value-type="float">
            <text:p>765000</text:p>
          </table:table-cell>
          <table:table-cell/>
          <table:table-cell table:style-name="ce4" table:formula="of:=([.F13]+[.D13]+[.B13])/([.B7]+[.D7]+[.F7])" office:value-type="percentage" office:value="0.211265060240964" calcext:value-type="percentage">
            <text:p>21.13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1288777" calcext:value-type="float">
            <text:p>1288777</text:p>
          </table:table-cell>
          <table:table-cell table:style-name="ce44" table:formula="of:=[.K25]/[.J25]" office:value-type="percentage" office:value="2.77321544231725" calcext:value-type="percentage">
            <text:p>277.32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0469837101447557" calcext:value-type="float">
            <text:p>-0.046983710144756</text:p>
          </table:table-cell>
          <table:table-cell table:style-name="ce44" table:formula="of:=(([.C9]-[.R3])/[.R3])+(([.E9]-[.R4])/[.R4])+(([.G9]-[.R5])/[.R5])" office:value-type="percentage" office:value="-0.0618025134988996" calcext:value-type="percentage">
            <text:p>-6.18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2.8" calcext:value-type="float">
            <text:p>2.8</text:p>
          </table:table-cell>
          <table:table-cell table:style-name="ce44" table:formula="of:=[.K27]/[.J27]" office:value-type="percentage" office:value="0.252252252252252" calcext:value-type="percentage">
            <text:p>25.23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Naive'.H11:'Robust Naive'.H11">
            <calcext:condition calcext:apply-style-name="Warning" calcext:value="&lt;[$Determined.$J$11]" calcext:base-cell-address="'Robust Naive'.H11"/>
          </calcext:conditional-format>
          <calcext:conditional-format calcext:target-range-address="'Robust Naive'.C9:'Robust Naive'.C9">
            <calcext:condition calcext:apply-style-name="Warning" calcext:value="&lt;[$Determined.$Q$3]" calcext:base-cell-address="'Robust Naive'.C9"/>
            <calcext:condition calcext:apply-style-name="Accent" calcext:value="&gt;[$Determined.$S$3]" calcext:base-cell-address="'Robust Naive'.C9"/>
            <calcext:condition calcext:apply-style-name="Accent" calcext:value="=0" calcext:base-cell-address="'Robust Naive'.C9"/>
          </calcext:conditional-format>
          <calcext:conditional-format calcext:target-range-address="'Robust Naive'.E9:'Robust Naive'.E9">
            <calcext:condition calcext:apply-style-name="Warning" calcext:value="&lt;[$Determined.$Q$4]" calcext:base-cell-address="'Robust Naive'.E9"/>
            <calcext:condition calcext:apply-style-name="Warning" calcext:value="&gt;[$Determined.$S$4]" calcext:base-cell-address="'Robust Naive'.E9"/>
          </calcext:conditional-format>
        </calcext:conditional-formats>
      </table:table>
      <table:table table:name="Robust Lex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49" table:formula="of:=[$Determined.Q3]*(1+[.L20])" office:value-type="float" office:value="0.046" calcext:value-type="float">
            <text:p>0.0460</text:p>
          </table:table-cell>
          <table:table-cell table:style-name="ce49" table:formula="of:=[$Determined.R3]*(1+[.M20])" office:value-type="float" office:value="0.092" calcext:value-type="float">
            <text:p>0.0920</text:p>
          </table:table-cell>
          <table:table-cell table:style-name="ce49" table:formula="of:=[$Determined.S3]*(1+[.N20])" office:value-type="float" office:value="0.161" calcext:value-type="float">
            <text:p>0.1610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49" table:formula="of:=[$Determined.Q4]*(1+[.L21])" office:value-type="float" office:value="0.0112" calcext:value-type="float">
            <text:p>0.0112</text:p>
          </table:table-cell>
          <table:table-cell table:style-name="ce49" table:formula="of:=[$Determined.R4]*(1+[.M21])" office:value-type="float" office:value="0.0224" calcext:value-type="float">
            <text:p>0.0224</text:p>
          </table:table-cell>
          <table:table-cell table:style-name="ce49" table:formula="of:=[$Determined.S4]*(1+[.N21])" office:value-type="float" office:value="0.056" calcext:value-type="float">
            <text:p>0.0560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49" table:formula="of:=[$Determined.Q5]*(1+[.L22])" office:value-type="float" office:value="0.0242" calcext:value-type="float">
            <text:p>0.0242</text:p>
          </table:table-cell>
          <table:table-cell table:style-name="ce49" table:formula="of:=[$Determined.R5]*(1+[.M22])" office:value-type="float" office:value="0.0847" calcext:value-type="float">
            <text:p>0.0847</text:p>
          </table:table-cell>
          <table:table-cell table:style-name="ce49" table:formula="of:=[$Determined.S5]*(1+[.N22])" office:value-type="float" office:value="0.1694" calcext:value-type="float">
            <text:p>0.1694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990000" calcext:value-type="float">
            <text:p>990000</text:p>
          </table:table-cell>
          <table:table-cell/>
          <table:table-cell table:formula="of:=[.J15]*[.I11]" office:value-type="float" office:value="620000" calcext:value-type="float">
            <text:p>620000</text:p>
          </table:table-cell>
          <table:table-cell/>
          <table:table-cell table:formula="of:=[.I11]*[.J16]" office:value-type="float" office:value="2170000" calcext:value-type="float">
            <text:p>217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)" office:value-type="string" office:string-value="SOTTO" calcext:value-type="string">
            <text:p>SOTTO</text:p>
          </table:table-cell>
          <table:table-cell table:style-name="ce46" table:formula="of:=[.B7]/[.B6]" office:value-type="float" office:value="0.0403064921951974" calcext:value-type="float">
            <text:p>0.0403</text:p>
          </table:table-cell>
          <table:table-cell table:style-name="ce24" table:formula="of:=IF( [.E9]&lt;[.Q4];&quot;SOTTO&quot;)" office:value-type="string" office:string-value="SOTTO" calcext:value-type="string">
            <text:p>SOTTO</text:p>
          </table:table-cell>
          <table:table-cell table:style-name="ce47" table:formula="of:=[.D7]/([.I11]*[.J11])" office:value-type="float" office:value="0.0101307189542484" calcext:value-type="float">
            <text:p>0.0101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321053410267791" calcext:value-type="float">
            <text:p>0.0321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1.619301875" calcext:value-type="float">
            <text:p>31.619301875</text:p>
          </table:table-cell>
          <table:table-cell/>
          <table:table-cell table:formula="of:=([.M4]+([.N4]/[.I11])+([.J15]*(1+[.L4])))*(1+[.O4])" office:value-type="float" office:value="12.1603" calcext:value-type="float">
            <text:p>12.1603</text:p>
          </table:table-cell>
          <table:table-cell/>
          <table:table-cell table:formula="of:=([.M5]+([.N5]/[.I11])+([.J16]*(1+[.L5])))*(1+[.O5])" office:value-type="float" office:value="19.4665" calcext:value-type="float">
            <text:p>19.4665</text:p>
          </table:table-cell>
          <table:table-cell/>
          <table:table-cell table:style-name="ce48" table:formula="of:=[.B11]+[.D11]+[.F11]" office:value-type="float" office:value="63.246101875" calcext:value-type="float">
            <text:p>63.246101875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259875" calcext:value-type="float">
            <text:p>259875</text:p>
          </table:table-cell>
          <table:table-cell/>
          <table:table-cell table:formula="of:=[.D7]*[.L4]" office:value-type="float" office:value="204600" calcext:value-type="float">
            <text:p>204600</text:p>
          </table:table-cell>
          <table:table-cell/>
          <table:table-cell table:formula="of:=[.L5]*[.F7]" office:value-type="float" office:value="325500" calcext:value-type="float">
            <text:p>325500</text:p>
          </table:table-cell>
          <table:table-cell/>
          <table:table-cell table:style-name="ce4" table:formula="of:=([.F13]+[.D13]+[.B13])/([.B7]+[.D7]+[.F7])" office:value-type="percentage" office:value="0.208988095238095" calcext:value-type="percentage">
            <text:p>20.90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0.99" calcext:value-type="float">
            <text:p>0.99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0.62" calcext:value-type="float">
            <text:p>0.62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17" calcext:value-type="float">
            <text:p>2.17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325252" calcext:value-type="float">
            <text:p>325252</text:p>
          </table:table-cell>
          <table:table-cell table:style-name="ce44" table:formula="of:=[.K25]/[.J25]" office:value-type="percentage" office:value="0.699883586566621" calcext:value-type="percentage">
            <text:p>69.99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116557447823775" calcext:value-type="float">
            <text:p>-0.116557447823775</text:p>
          </table:table-cell>
          <table:table-cell table:style-name="ce44" table:formula="of:=(([.C9]-[.R3])/[.R3])+(([.E9]-[.R4])/[.R4])+(([.G9]-[.R5])/[.R5])" office:value-type="percentage" office:value="-1.73057400549175" calcext:value-type="percentage">
            <text:p>-173.06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7.32" calcext:value-type="float">
            <text:p>7.32</text:p>
          </table:table-cell>
          <table:table-cell table:style-name="ce44" table:formula="of:=[.K27]/[.J27]" office:value-type="percentage" office:value="0.659459459459459" calcext:value-type="percentage">
            <text:p>65.95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Lexico'.H11:'Robust Lexico'.H11">
            <calcext:condition calcext:apply-style-name="Warning" calcext:value="&lt;[$Determined.$J$11]" calcext:base-cell-address="'Robust Lexico'.H11"/>
          </calcext:conditional-format>
          <calcext:conditional-format calcext:target-range-address="'Robust Lexico'.C9:'Robust Lexico'.C9">
            <calcext:condition calcext:apply-style-name="Warning" calcext:value="&lt;[$Determined.$Q$3]" calcext:base-cell-address="'Robust Lexico'.C9"/>
            <calcext:condition calcext:apply-style-name="Accent" calcext:value="&gt;[$Determined.$S$3]" calcext:base-cell-address="'Robust Lexico'.C9"/>
            <calcext:condition calcext:apply-style-name="Accent" calcext:value="=0" calcext:base-cell-address="'Robust Lexico'.C9"/>
          </calcext:conditional-format>
          <calcext:conditional-format calcext:target-range-address="'Robust Lexico'.E9:'Robust Lexico'.E9">
            <calcext:condition calcext:apply-style-name="Warning" calcext:value="&lt;[$Determined.$Q$4]" calcext:base-cell-address="'Robust Lexico'.E9"/>
            <calcext:condition calcext:apply-style-name="Warning" calcext:value="&gt;[$Determined.$S$4]" calcext:base-cell-address="'Robust Lexico'.E9"/>
          </calcext:conditional-format>
        </calcext:conditional-formats>
      </table:table>
      <table:table table:name="Robust Robu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row table:style-name="ro1">
          <table:table-cell table:number-columns-repeated="8"/>
          <table:table-cell table:style-name="ce5" office:value-type="string" calcext:value-type="string">
            <text:p>Entities</text:p>
          </table:table-cell>
          <table:table-cell table:style-name="ce9" table:number-columns-repeated="9"/>
          <table:table-cell table:style-name="ce10"/>
        </table:table-row>
        <table:table-row table:style-name="ro1">
          <table:table-cell table:number-columns-repeated="8"/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vcost</text:p>
          </table:table-cell>
          <table:table-cell table:style-name="ce9" office:value-type="string" calcext:value-type="string">
            <text:p>fcost</text:p>
          </table:table-cell>
          <table:table-cell table:style-name="ce9" office:value-type="string" calcext:value-type="string">
            <text:p>duties</text:p>
          </table:table-cell>
          <table:table-cell table:style-name="ce9" office:value-type="string" calcext:value-type="string">
            <text:p>mgoal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10" office:value-type="string" calcext:value-type="string">
            <text:p>uquartile</text:p>
          </table:table-cell>
        </table:table-row>
        <table:table-row table:style-name="ro1">
          <table:table-cell/>
          <table:table-cell table:style-name="ce15" office:value-type="string" calcext:value-type="string">
            <text:p>Manufacturer</text:p>
          </table:table-cell>
          <table:table-cell/>
          <table:table-cell table:style-name="ce15" office:value-type="string" calcext:value-type="string">
            <text:p>Distributor</text:p>
          </table:table-cell>
          <table:table-cell/>
          <table:table-cell table:style-name="ce15" office:value-type="string" calcext:value-type="string">
            <text:p>Principal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3]*(1+[.J20])" office:value-type="float" office:value="0.2625" calcext:value-type="float">
            <text:p>0.2625</text:p>
          </table:table-cell>
          <table:table-cell table:style-name="ce9" office:value-type="float" office:value="23.75" calcext:value-type="float">
            <text:p>23.75</text:p>
          </table:table-cell>
          <table:table-cell table:style-name="ce9" office:value-type="float" office:value="811800" calcext:value-type="float">
            <text:p>811800</text:p>
          </table:table-cell>
          <table:table-cell table:style-name="ce9" table:formula="of:=[$Determined.O3]*(1+[.K20])" office:value-type="float" office:value="0.225" calcext:value-type="float">
            <text:p>0.225</text:p>
          </table:table-cell>
          <table:table-cell table:style-name="ce9" office:value-type="float" office:value="3.2" calcext:value-type="float">
            <text:p>3.2</text:p>
          </table:table-cell>
          <table:table-cell table:style-name="ce14" table:formula="of:=[$Determined.Q3]*(1+[.L20])" office:value-type="float" office:value="0.046" calcext:value-type="float">
            <text:p>0.05</text:p>
          </table:table-cell>
          <table:table-cell table:style-name="ce14" table:formula="of:=[$Determined.R3]*(1+[.M20])" office:value-type="float" office:value="0.092" calcext:value-type="float">
            <text:p>0.09</text:p>
          </table:table-cell>
          <table:table-cell table:style-name="ce14" table:formula="of:=[$Determined.S3]*(1+[.N20])" office:value-type="float" office:value="0.161" calcext:value-type="float">
            <text:p>0.16</text:p>
          </table:table-cell>
        </table:table-row>
        <table:table-row table:style-name="ro1">
          <table:table-cell/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d</text:p>
          </table:table-cell>
          <table:table-cell office:value-type="string" calcext:value-type="string">
            <text:p>tp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istributor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termined.L4]*(1+[.J21])" office:value-type="float" office:value="0.33" calcext:value-type="float">
            <text:p>0.33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35700" calcext:value-type="float">
            <text:p>35700</text:p>
          </table:table-cell>
          <table:table-cell table:style-name="ce9" table:formula="of:=[$Determined.O4]*(1+[.K21])" office:value-type="float" office:value="0" calcext:value-type="float">
            <text:p>0</text:p>
          </table:table-cell>
          <table:table-cell table:style-name="ce9" office:value-type="float" office:value="2.8" calcext:value-type="float">
            <text:p>2.8</text:p>
          </table:table-cell>
          <table:table-cell table:style-name="ce14" table:formula="of:=[$Determined.Q4]*(1+[.L21])" office:value-type="float" office:value="0.0112" calcext:value-type="float">
            <text:p>0.01</text:p>
          </table:table-cell>
          <table:table-cell table:style-name="ce14" table:formula="of:=[$Determined.R4]*(1+[.M21])" office:value-type="float" office:value="0.0224" calcext:value-type="float">
            <text:p>0.02</text:p>
          </table:table-cell>
          <table:table-cell table:style-name="ce14" table:formula="of:=[$Determined.S4]*(1+[.N21])" office:value-type="float" office:value="0.056" calcext:value-type="float">
            <text:p>0.06</text:p>
          </table:table-cell>
        </table:table-row>
        <table:table-row table:style-name="ro1">
          <table:table-cell office:value-type="string" calcext:value-type="string">
            <text:p>Cost TP</text:p>
          </table:table-cell>
          <table:table-cell table:number-columns-repeated="7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incipal</text:p>
          </table:table-cell>
          <table:table-cell table:style-name="ce9" office:value-type="float" office:value="67590000" calcext:value-type="float">
            <text:p>67590000</text:p>
          </table:table-cell>
          <table:table-cell table:style-name="ce9" table:formula="of:=[$Determined.L5]*(1+[.J22])" office:value-type="float" office:value="0.15" calcext:value-type="float">
            <text:p>0.15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71000" calcext:value-type="float">
            <text:p>171000</text:p>
          </table:table-cell>
          <table:table-cell table:style-name="ce9" table:formula="of:=[$Determined.O5]*(1+[.K22])" office:value-type="float" office:value="0" calcext:value-type="float">
            <text:p>0</text:p>
          </table:table-cell>
          <table:table-cell table:style-name="ce9" office:value-type="float" office:value="5.1" calcext:value-type="float">
            <text:p>5.1</text:p>
          </table:table-cell>
          <table:table-cell table:style-name="ce14" table:formula="of:=[$Determined.Q5]*(1+[.L22])" office:value-type="float" office:value="0.0242" calcext:value-type="float">
            <text:p>0.02</text:p>
          </table:table-cell>
          <table:table-cell table:style-name="ce14" table:formula="of:=[$Determined.R5]*(1+[.M22])" office:value-type="float" office:value="0.0847" calcext:value-type="float">
            <text:p>0.08</text:p>
          </table:table-cell>
          <table:table-cell table:style-name="ce14" table:formula="of:=[$Determined.S5]*(1+[.N22])" office:value-type="float" office:value="0.1694" calcext:value-type="float">
            <text:p>0.17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table:style-name="ce16" table:formula="of:=([.M3]*[.I11])+[.N3]" office:value-type="float" office:value="24561800" calcext:value-type="float">
            <text:p>24,561,800.00</text:p>
          </table:table-cell>
          <table:table-cell/>
          <table:table-cell table:style-name="ce16" table:formula="of:=([.I11]*[.M4])+[.N4]" office:value-type="float" office:value="11335700" calcext:value-type="float">
            <text:p>11,335,700.00</text:p>
          </table:table-cell>
          <table:table-cell/>
          <table:table-cell table:style-name="ce16" table:formula="of:=([.I11]*[.M5])+[.N5]" office:value-type="float" office:value="16971000" calcext:value-type="float">
            <text:p>16,971,000.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IT</text:p>
          </table:table-cell>
          <table:table-cell table:formula="of:=[.J14]*[.I11]" office:value-type="float" office:value="1670000" calcext:value-type="float">
            <text:p>1670000</text:p>
          </table:table-cell>
          <table:table-cell/>
          <table:table-cell table:formula="of:=[.J15]*[.I11]" office:value-type="float" office:value="1080000" calcext:value-type="float">
            <text:p>1080000</text:p>
          </table:table-cell>
          <table:table-cell/>
          <table:table-cell table:formula="of:=[.I11]*[.J16]" office:value-type="float" office:value="2860000" calcext:value-type="float">
            <text:p>286000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9"/>
          <table:table-cell table:number-columns-repeated="12"/>
        </table:table-row>
        <table:table-row table:style-name="ro1">
          <table:table-cell office:value-type="string" calcext:value-type="string">
            <text:p>PLI</text:p>
          </table:table-cell>
          <table:table-cell table:formula="of:=IF([.C9] &lt;[.Q3];&quot;SOTTO&quot;;&quot;NO&quot;)" office:value-type="string" office:string-value="NO" calcext:value-type="string">
            <text:p>NO</text:p>
          </table:table-cell>
          <table:table-cell table:style-name="ce50" table:formula="of:=[.B7]/[.B6]" office:value-type="float" office:value="0.0679917595615956" calcext:value-type="float">
            <text:p>0.0680</text:p>
          </table:table-cell>
          <table:table-cell table:style-name="ce24" table:formula="of:=IF( [.E9]&lt;[.Q4];&quot;SOTTO&quot;)" office:value-type="boolean" office:boolean-value="false" calcext:value-type="boolean">
            <text:p>FALSE</text:p>
          </table:table-cell>
          <table:table-cell table:style-name="ce51" table:formula="of:=[.D7]/([.I11]*[.J11])" office:value-type="float" office:value="0.0176470588235294" calcext:value-type="float">
            <text:p>0.0176</text:p>
          </table:table-cell>
          <table:table-cell table:style-name="ce24" table:formula="of:=IF( [.G9]&lt;[.Q5];&quot;SOTTO&quot;)" office:value-type="boolean" office:boolean-value="false" calcext:value-type="boolean">
            <text:p>FALSE</text:p>
          </table:table-cell>
          <table:table-cell table:style-name="ce42" table:formula="of:=[.F7]/[.K5]" office:value-type="float" office:value="0.042313951768013" calcext:value-type="float">
            <text:p>0.0423</text:p>
          </table:table-cell>
          <table:table-cell table:style-name="ce21"/>
          <table:table-cell table:style-name="ce7" office:value-type="string" calcext:value-type="string">
            <text:p>Product</text:p>
          </table:table-cell>
          <table:table-cell table:style-name="ce8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ce8" office:value-type="string" calcext:value-type="string">
            <text:p>nitems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go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ce</text:p>
          </table:table-cell>
          <table:table-cell table:formula="of:=([.M3]+([.N3]/[.I11])+([.J14]*(1+[.L3])))*(1+[.O3])" office:value-type="float" office:value="32.670964375" calcext:value-type="float">
            <text:p>32.670964375</text:p>
          </table:table-cell>
          <table:table-cell/>
          <table:table-cell table:formula="of:=([.M4]+([.N4]/[.I11])+([.J15]*(1+[.L4])))*(1+[.O4])" office:value-type="float" office:value="12.7721" calcext:value-type="float">
            <text:p>12.7721</text:p>
          </table:table-cell>
          <table:table-cell/>
          <table:table-cell table:formula="of:=([.M5]+([.N5]/[.I11])+([.J16]*(1+[.L5])))*(1+[.O5])" office:value-type="float" office:value="20.26" calcext:value-type="float">
            <text:p>20.26</text:p>
          </table:table-cell>
          <table:table-cell/>
          <table:table-cell table:style-name="ce12" table:formula="of:=[.B11]+[.D11]+[.F11]" office:value-type="float" office:value="65.703064375" calcext:value-type="float">
            <text:p>65.70</text:p>
          </table:table-cell>
          <table:table-cell table:style-name="ce8" office:value-type="float" office:value="1000000" calcext:value-type="float">
            <text:p>1000000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x</text:p>
          </table:table-cell>
          <table:table-cell table:formula="of:=[.B7]*[.L3]" office:value-type="float" office:value="438375" calcext:value-type="float">
            <text:p>438375</text:p>
          </table:table-cell>
          <table:table-cell/>
          <table:table-cell table:formula="of:=[.D7]*[.L4]" office:value-type="float" office:value="356400" calcext:value-type="float">
            <text:p>356400</text:p>
          </table:table-cell>
          <table:table-cell/>
          <table:table-cell table:formula="of:=[.L5]*[.F7]" office:value-type="float" office:value="429000" calcext:value-type="float">
            <text:p>429000</text:p>
          </table:table-cell>
          <table:table-cell/>
          <table:table-cell table:style-name="ce4" table:formula="of:=([.F13]+[.D13]+[.B13])/([.B7]+[.D7]+[.F7])" office:value-type="percentage" office:value="0.218141711229946" calcext:value-type="percentage">
            <text:p>21.81%</text:p>
          </table:table-cell>
          <table:table-cell table:style-name="ce9" office:value-type="string" calcext:value-type="string">
            <text:p>Margins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1</text:p>
          </table:table-cell>
          <table:table-cell table:style-name="ce9"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2</text:p>
          </table:table-cell>
          <table:table-cell table:style-name="ce9" office:value-type="float" office:value="1.08" calcext:value-type="float">
            <text:p>1.08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x3</text:p>
          </table:table-cell>
          <table:table-cell table:style-name="ce9" office:value-type="float" office:value="2.86" calcext:value-type="float">
            <text:p>2.86</text:p>
          </table:table-cell>
          <table:table-cell table:number-columns-repeated="9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ax</text:p>
          </table:table-cell>
          <table:table-cell table:style-name="ce9" office:value-type="string" calcext:value-type="string">
            <text:p>duties </text:p>
          </table:table-cell>
          <table:table-cell table:style-name="ce9" office:value-type="string" calcext:value-type="string">
            <text:p>lquartile</text:p>
          </table:table-cell>
          <table:table-cell table:style-name="ce9" office:value-type="string" calcext:value-type="string">
            <text:p>median </text:p>
          </table:table-cell>
          <table:table-cell table:style-name="ce9" office:value-type="string" calcext:value-type="string">
            <text:p>uquart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 table:style-name="ce9"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table:style-name="ce9" office:value-type="string" calcext:value-type="string">
            <text:p>Goal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tgoal</text:p>
          </table:table-cell>
          <table:table-cell table:style-name="ce9" office:value-type="float" office:value="464723" calcext:value-type="float">
            <text:p>464723</text:p>
          </table:table-cell>
          <table:table-cell table:style-name="ce9" table:formula="of:=[.B13]+[.D13]+[.F13]-[.J25]" office:value-type="float" office:value="759052" calcext:value-type="float">
            <text:p>759052</text:p>
          </table:table-cell>
          <table:table-cell table:style-name="ce44" table:formula="of:=[.K25]/[.J25]" office:value-type="percentage" office:value="1.63334287306632" calcext:value-type="percentage">
            <text:p>163.33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q</text:p>
          </table:table-cell>
          <table:table-cell table:style-name="ce9" office:value-type="string" calcext:value-type="string">
            <text:p>-</text:p>
          </table:table-cell>
          <table:table-cell table:style-name="ce9" table:formula="of:=([.C9]-[.R3])+([.E9]-[.R4])+([.G9]-[.R5])" office:value-type="float" office:value="-0.0711472298468619" calcext:value-type="float">
            <text:p>-0.071147229846862</text:p>
          </table:table-cell>
          <table:table-cell table:style-name="ce44" table:formula="of:=(([.C9]-[.R3])/[.R3])+(([.E9]-[.R4])/[.R4])+(([.G9]-[.R5])/[.R5])" office:value-type="percentage" office:value="-0.973569608110513" calcext:value-type="percentage">
            <text:p>-97.36%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" office:value-type="string" calcext:value-type="string">
            <text:p>mgoal</text:p>
          </table:table-cell>
          <table:table-cell table:style-name="ce9" table:formula="of:=SUM([.P3:.P5])" office:value-type="float" office:value="11.1" calcext:value-type="float">
            <text:p>11.1</text:p>
          </table:table-cell>
          <table:table-cell table:style-name="ce9" table:formula="of:=SUM([.P3:.P5])-SUM([.J14:.J16])" office:value-type="float" office:value="5.49" calcext:value-type="float">
            <text:p>5.49</text:p>
          </table:table-cell>
          <table:table-cell table:style-name="ce44" table:formula="of:=[.K27]/[.J27]" office:value-type="percentage" office:value="0.494594594594595" calcext:value-type="percentage">
            <text:p>49.46%</text:p>
          </table:table-cell>
          <table:table-cell table:number-columns-repeated="7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Robust Robust'.H11:'Robust Robust'.H11">
            <calcext:condition calcext:apply-style-name="Warning" calcext:value="&lt;[$Determined.$J$11]" calcext:base-cell-address="'Robust Robust'.H11"/>
          </calcext:conditional-format>
          <calcext:conditional-format calcext:target-range-address="'Robust Robust'.C9:'Robust Robust'.C9">
            <calcext:condition calcext:apply-style-name="Warning" calcext:value="&lt;[$Determined.$Q$3]" calcext:base-cell-address="'Robust Robust'.C9"/>
            <calcext:condition calcext:apply-style-name="Accent" calcext:value="&gt;[$Determined.$S$3]" calcext:base-cell-address="'Robust Robust'.C9"/>
            <calcext:condition calcext:apply-style-name="Accent" calcext:value="=0" calcext:base-cell-address="'Robust Robust'.C9"/>
          </calcext:conditional-format>
          <calcext:conditional-format calcext:target-range-address="'Robust Robust'.E9:'Robust Robust'.E9">
            <calcext:condition calcext:apply-style-name="Warning" calcext:value="&lt;[$Determined.$Q$4]" calcext:base-cell-address="'Robust Robust'.E9"/>
            <calcext:condition calcext:apply-style-name="Warning" calcext:value="&gt;[$Determined.$S$4]" calcext:base-cell-address="'Robust Robust'.E9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6:37:39.497966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08:22:42.218869011</meta:creation-date>
    <meta:generator>LibreOffice/6.1.4.2$Linux_X86_64 LibreOffice_project/10$Build-2</meta:generator>
    <dc:date>2019-01-27T21:43:53.848529148</dc:date>
    <meta:editing-duration>PT22H19M57S</meta:editing-duration>
    <meta:editing-cycles>5</meta:editing-cycles>
    <meta:document-statistic meta:table-count="5" meta:cell-count="487" meta:object-count="0"/>
  </office:meta>
</office:document-meta>
</file>